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ortionEquation.fillRow( double [ ] r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ortionEquation.ProportionEquation( int index1 , int index2 , double factor1 , double facto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